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end" style:justify-single-word="false" fo:text-indent="1.251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29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.529cm" style:auto-text-indent="false"/>
      <style:text-properties fo:font-weight="normal" style:font-weight-asian="normal" style:font-weight-complex="normal"/>
    </style:style>
    <style:style style:name="P10" style:family="paragraph" style:parent-style-name="Standard" style:list-style-name="L2">
      <style:paragraph-properties fo:margin-left="0cm" fo:margin-right="0cm" fo:text-align="start" style:justify-single-word="false" fo:text-indent="0.529cm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.529cm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В <text:s/>Орехово-Зуевский городской суд Московской области</text:p>
      <text:p text:style-name="P1">142620, Московская область, г.Куровское</text:p>
      <text:p text:style-name="P1">ул. Советская, д.113</text:p>
      <text:p text:style-name="P1"/>
      <text:p text:style-name="P1">от Кузнецова Андрея Андреевича</text:p>
      <text:p text:style-name="P1">Московская область, Орехово-Зуевский р-н,</text:p>
      <text:p text:style-name="P1">д.Давыдово, 2 микрорайон,д. 28, кв. 83</text:p>
      <text:p text:style-name="P1">Контактный телефон: 8-926-424-58-35</text:p>
      <text:p text:style-name="P1"/>
      <text:p text:style-name="P1"/>
      <text:p text:style-name="P3"/>
      <text:p text:style-name="P4">Заявление</text:p>
      <text:p text:style-name="P2">о возврате государственной пошлины</text:p>
      <text:p text:style-name="P5"/>
      <text:p text:style-name="P8">«08» декабря 2011 года мною был подан иск <text:s/>к Филиалу ООО «Росгосстрах» в Москве и Московской области. Я уплатил государственную пошлину в размере 1875 (одна тысяча восемьсот семьдесят пять) рублей. Согласно Определению б/н от «09» декабря 2011 года федеральный судья Орехово-Зуевского городского суда Лялина М.А. рассмотрела материалы по моему иску и постановила вернуть исковое заявление со всеми документами, так как юридический адрес Филиала ООО «Росгосстрах» в Москве и Московской следующий: 140002, Московская <text:s/>область, г. Люберцы, ул. Парковая, д. 7, а офис в г. Куровское не является ни филиалом и представительством ООО «Росгосстрах».</text:p>
      <text:p text:style-name="P8">На основании вышеизложенного, в соответствии со ст. 93 ГПК РФ и ст. 333.40 НК РФ</text:p>
      <text:p text:style-name="P11"><text:span text:style-name="T1">Прошу,</text:span> <text:span text:style-name="T1">рассмотреть вопрос о возврате уплаченной мною государственной пошлины в размере 1875 (одна тысяча восемьсот семьдесят пять) рублей и перечислить <text:s/>уплаченную мной государственную пошлину по следующим реквизитам:</text:span></text:p>
      <text:p text:style-name="P9"/>
      <text:p text:style-name="P9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2">Наименование банка получателя:</text:p>
          </table:table-cell>
          <table:table-cell table:style-name="Таблица1.B1" office:value-type="string">
            <text:p text:style-name="P12">ОАО Сбербанк России г.Москва</text:p>
          </table:table-cell>
        </table:table-row>
        <table:table-row>
          <table:table-cell table:style-name="Таблица1.A2" office:value-type="string">
            <text:p text:style-name="P12">ИНН банка получателя:</text:p>
          </table:table-cell>
          <table:table-cell table:style-name="Таблица1.B2" office:value-type="string">
            <text:p text:style-name="P12">7707083893</text:p>
          </table:table-cell>
        </table:table-row>
        <table:table-row>
          <table:table-cell table:style-name="Таблица1.A2" office:value-type="string">
            <text:p text:style-name="P12">КПП банка получателя</text:p>
          </table:table-cell>
          <table:table-cell table:style-name="Таблица1.B2" office:value-type="string">
            <text:p text:style-name="P12">503402001</text:p>
          </table:table-cell>
        </table:table-row>
        <table:table-row>
          <table:table-cell table:style-name="Таблица1.A2" office:value-type="string">
            <text:p text:style-name="P12">БИК банка получателя:</text:p>
          </table:table-cell>
          <table:table-cell table:style-name="Таблица1.B2" office:value-type="string">
            <text:p text:style-name="P12">044525225</text:p>
          </table:table-cell>
        </table:table-row>
        <table:table-row>
          <table:table-cell table:style-name="Таблица1.A2" office:value-type="string">
            <text:p text:style-name="P12">Корреспондентский счет банка получателя:</text:p>
          </table:table-cell>
          <table:table-cell table:style-name="Таблица1.B2" office:value-type="string">
            <text:p text:style-name="P12">30101810400000000225</text:p>
          </table:table-cell>
        </table:table-row>
        <table:table-row>
          <table:table-cell table:style-name="Таблица1.A2" office:value-type="string">
            <text:p text:style-name="P12">Получатель платежа:</text:p>
          </table:table-cell>
          <table:table-cell table:style-name="Таблица1.B2" office:value-type="string">
            <text:p text:style-name="P12">Кузнецов Андрей Андреевич</text:p>
          </table:table-cell>
        </table:table-row>
        <table:table-row>
          <table:table-cell table:style-name="Таблица1.A2" office:value-type="string">
            <text:p text:style-name="P12">Расчетный счет получателя платежа:</text:p>
          </table:table-cell>
          <table:table-cell table:style-name="Таблица1.B2" office:value-type="string">
            <text:p text:style-name="P12">40817810740311400729</text:p>
          </table:table-cell>
        </table:table-row>
      </table:table>
      <text:p text:style-name="P9"/>
      <text:p text:style-name="P9">Приложение:</text:p>
      <text:list xml:id="list1357616307" text:style-name="L2">
        <text:list-item>
          <text:list>
            <text:list-item>
              <text:p text:style-name="P10">Копия квитанции об оплате госпошлины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7">«____»_____________2012 года________________/Кузнецов А.А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усик </meta:initial-creator>
    <meta:creation-date>2011-12-20T20:36:34</meta:creation-date>
    <dc:date>2012-01-09T17:40:10</dc:date>
    <dc:creator>andrey </dc:creator>
    <meta:editing-duration>PT53M6S</meta:editing-duration>
    <meta:editing-cycles>6</meta:editing-cycles>
    <meta:generator>LibreOffice/3.4$Unix LibreOffice_project/340m1$Build-402</meta:generator>
    <meta:printed-by>andrey </meta:printed-by>
    <meta:print-date>2012-01-09T17:38:12</meta:print-date>
    <meta:document-statistic meta:table-count="1" meta:image-count="0" meta:object-count="0" meta:page-count="1" meta:paragraph-count="29" meta:word-count="213" meta:character-count="1655" meta:non-whitespace-character-count="1464"/>
  </office:meta>
</office:document-meta>
</file>